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6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6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2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8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6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6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7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98" style:family="paragraph" style:parent-style-name="Table_20_Contents" style:list-style-name="L6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9" style:family="paragraph" style:parent-style-name="Table_20_Contents" style:list-style-name="L6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0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1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6786816680759057996" text:style-name="L1">
        <text:list-item>
          <text:p text:style-name="P21">REVIEW </text:p>
        </text:list-item>
        <text:list-item>
          <text:p text:style-name="P21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6275919" text:continue-numbering="true" text:style-name="L1">
        <text:list-item>
          <text:list>
            <text:list-item>
              <text:p text:style-name="P21">==&gt; COMP</text:p>
            </text:list-item>
          </text:list>
        </text:list-item>
        <text:list-item>
          <text:p text:style-name="P21"/>
        </text:list-item>
      </text:list>
      <text:p text:style-name="P5"/>
      <text:p text:style-name="P5">[next]</text:p>
      <text:list xml:id="list4954550811360154236" text:style-name="L2">
        <text:list-item>
          <text:p text:style-name="P22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6254770" text:continue-numbering="true" text:style-name="L2">
        <text:list-item>
          <text:p text:style-name="P22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3084648009881665735" text:style-name="L3">
        <text:list-item>
          <text:p text:style-name="P23">REVIEW </text:p>
        </text:list-item>
        <text:list-item>
          <text:p text:style-name="P23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6275545" text:continue-numbering="true" text:style-name="L3">
        <text:list-item>
          <text:p text:style-name="P23"/>
        </text:list-item>
      </text:list>
      <text:p text:style-name="P5">[next]</text:p>
      <text:list xml:id="list7575188689524855848" text:style-name="L4">
        <text:list-item>
          <text:p text:style-name="P24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6273968" text:continue-numbering="true" text:style-name="L4">
        <text:list-item>
          <text:p text:style-name="P24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5752779475325341201" text:style-name="L5">
        <text:list-item>
          <text:p text:style-name="P25">REVIEW </text:p>
        </text:list-item>
        <text:list-item>
          <text:p text:style-name="P25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6249150" text:continue-numbering="true" text:style-name="L5">
        <text:list-item>
          <text:p text:style-name="P25"/>
          <text:list>
            <text:list-item>
              <text:p text:style-name="P25"/>
            </text:list-item>
          </text:list>
        </text:list-item>
      </text:list>
      <text:p text:style-name="P5"/>
      <text:p text:style-name="P5">[next]</text:p>
      <text:list xml:id="list2111218501211448760" text:style-name="L6">
        <text:list-item>
          <text:p text:style-name="P26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6265489" text:continue-numbering="true" text:style-name="L6">
        <text:list-item>
          <text:p text:style-name="P26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2269496046792195220" text:style-name="L7">
        <text:list-item>
          <text:p text:style-name="P27">REVIEW </text:p>
        </text:list-item>
        <text:list-item>
          <text:p text:style-name="P27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6257683" text:continue-numbering="true" text:style-name="L7">
        <text:list-item>
          <text:p text:style-name="P27"><text:soft-page-break/>TASK-2 : #21</text:p>
        </text:list-item>
      </text:list>
      <text:p text:style-name="P5"/>
      <text:p text:style-name="P5">[next]</text:p>
      <text:list xml:id="list5199708479730160871" text:style-name="L8">
        <text:list-item>
          <text:p text:style-name="P87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962228244484739180" text:style-name="L9">
        <text:list-item>
          <text:p text:style-name="P28">REVIEW </text:p>
        </text:list-item>
        <text:list-item>
          <text:p text:style-name="P28"><text:span text:style-name="T5">#_ </text:span>TASK-1 : #22</text:p>
        </text:list-item>
        <text:list-item>
          <text:p text:style-name="P28"><text:span text:style-name="T5">#_ </text:span>SEG-1 : search ==&gt; “plasma microwave discharge”</text:p>
          <text:list>
            <text:list-item>
              <text:p text:style-name="P28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8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5732640516069996223" text:style-name="L10">
        <text:list-item>
          <text:p text:style-name="P29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1569791528744911915" text:style-name="L11">
        <text:list-item>
          <text:p text:style-name="P30">REVIEW </text:p>
        </text:list-item>
        <text:list-item>
          <text:p text:style-name="P30"><text:span text:style-name="T5">#_ </text:span>TASK-1 : M-47 / #21.1 “<text:span text:style-name="T9">Gliding arc (GA) discharge</text:span>”</text:p>
          <text:list>
            <text:list-item>
              <text:p text:style-name="P30">==&gt; COMP</text:p>
            </text:list-item>
          </text:list>
        </text:list-item>
      </text:list>
      <text:p text:style-name="P5">[next]</text:p>
      <text:list xml:id="list823068228456502253" text:style-name="L12">
        <text:list-item>
          <text:p text:style-name="P88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8538430252209049568" text:style-name="L13">
        <text:list-item>
          <text:p text:style-name="P31"><text:soft-page-break/>REVIEW </text:p>
        </text:list-item>
        <text:list-item>
          <text:p text:style-name="P31">TASK-1 : #21.1.1 ==&gt; memo-out</text:p>
          <text:list>
            <text:list-item>
              <text:p text:style-name="P31">T-1.1</text:p>
              <text:list>
                <text:list-item>
                  <text:p text:style-name="P31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2916875209133283220" text:style-name="L14">
        <text:list-item>
          <text:p text:style-name="P32">TASK : #22 / M-47</text:p>
          <text:list>
            <text:list-item>
              <text:p text:style-name="P32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5652849883997379999" text:style-name="L15">
        <text:list-item>
          <text:p text:style-name="P33">REVIEW </text:p>
        </text:list-item>
        <text:list-item>
          <text:p text:style-name="P33">TASK-1 : #22 / M-47</text:p>
          <text:list>
            <text:list-item>
              <text:p text:style-name="P33">search : plasma radio frequency</text:p>
              <text:list>
                <text:list-item>
                  <text:p text:style-name="P33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3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3">search : “RF plasma”</text:p>
              <text:list>
                <text:list-item>
                  <text:p text:style-name="P33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3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3">search : “plasma corona discharge”</text:p>
              <text:list>
                <text:list-item>
                  <text:p text:style-name="P33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3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3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</text:p>
          <text:list>
            <text:list-item>
              <text:list>
                <text:list-item>
                  <text:p text:style-name="P33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8258003194872367903" text:style-name="L16">
        <text:list-item>
          <text:p text:style-name="P89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3223905836938768519" text:style-name="L17">
        <text:list-item>
          <text:p text:style-name="P34"><text:soft-page-break/>REVIEW </text:p>
        </text:list-item>
        <text:list-item>
          <text:p text:style-name="P34">TASK-1 : #24.6 / M-47 </text:p>
          <text:list>
            <text:list-item>
              <text:p text:style-name="P34">#24.6</text:p>
              <text:list>
                <text:list-item>
                  <text:p text:style-name="P34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4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>[next]</text:p>
      <text:list xml:id="list5271733267374801628" text:style-name="L18">
        <text:list-item>
          <text:p text:style-name="P90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1103754641752490097" text:style-name="L19">
        <text:list-item>
          <text:p text:style-name="P35">REVIEW </text:p>
        </text:list-item>
        <text:list-item>
          <text:p text:style-name="P35">TASK-1 : </text:p>
          <text:list>
            <text:list-item>
              <text:p text:style-name="P35">==&gt; OK</text:p>
            </text:list-item>
          </text:list>
        </text:list-item>
      </text:list>
      <text:p text:style-name="P5">[next]</text:p>
      <text:list xml:id="list5666583182702773659" text:style-name="L20">
        <text:list-item>
          <text:p text:style-name="P36">TASK : M-47 : <text:span text:style-name="T11">#23</text:span></text:p>
          <text:list>
            <text:list-item>
              <text:p text:style-name="P36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5239242656876199858" text:style-name="L21">
        <text:list-item>
          <text:p text:style-name="P37">REVIEW </text:p>
        </text:list-item>
        <text:list-item>
          <text:p text:style-name="P37">TASK : M-47 : <text:span text:style-name="T11">#23 #23.1</text:span></text:p>
          <text:list>
            <text:list-item>
              <text:p text:style-name="P83">#23.1</text:p>
            </text:list-item>
            <text:list-item>
              <text:p text:style-name="P37">#23.3</text:p>
            </text:list-item>
            <text:list-item>
              <text:p text:style-name="P37">~ <text:span text:style-name="T11">#23.3.7</text:span></text:p>
            </text:list-item>
            <text:list-item>
              <text:p text:style-name="P37"/>
            </text:list-item>
          </text:list>
        </text:list-item>
      </text:list>
      <text:p text:style-name="P19">[next]</text:p>
      <text:list xml:id="list2322166687900876915" text:style-name="L22">
        <text:list-item>
          <text:p text:style-name="P38">TASK : <text:span text:style-name="T11">#23.4</text:span></text:p>
          <text:list>
            <text:list-item>
              <text:p text:style-name="P84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533620836581005128" text:style-name="L23">
        <text:list-item>
          <text:p text:style-name="P39">REVIEW </text:p>
        </text:list-item>
        <text:list-item>
          <text:p text:style-name="P39">TASK-1 : M-47 : <text:span text:style-name="T11">#23.4</text:span></text:p>
          <text:list>
            <text:list-item>
              <text:p text:style-name="P39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9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9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4239112143006704735" text:style-name="L24">
        <text:list-item>
          <text:p text:style-name="P40">TASK : M-47</text:p>
          <text:list>
            <text:list-item>
              <text:p text:style-name="P40"><text:s/><text:span text:style-name="T11">#23.4.1</text:span></text:p>
            </text:list-item>
          </text:list>
        </text:list-item>
        <text:list-item>
          <text:p text:style-name="P40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76330518137465520" text:style-name="L25">
        <text:list-item>
          <text:p text:style-name="P41">REVIEW </text:p>
        </text:list-item>
        <text:list-item>
          <text:p text:style-name="P41"><text:span text:style-name="T5">#_ </text:span>SEG-1 : mapping</text:p>
          <text:list>
            <text:list-item>
              <text:p text:style-name="P41">C:\WORKS_2\WS\FM_2_20171104_225946\Projects\JVEMV6\37_miscs\23_co2</text:p>
              <text:list>
                <text:list-item>
                  <text:p text:style-name="P41">1_mind-map.mm</text:p>
                </text:list-item>
                <text:list-item>
                  <text:p text:style-name="P41">==&gt; OK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101">M-47</text:p>
                </text:list-item>
                <text:list-item>
                  <text:p text:style-name="P85">#23.4.1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s: SOEC</text:p>
                  <text:list>
                    <text:list-item>
                      <text:p text:style-name="P41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1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1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1810515934929294080" text:style-name="L26">
        <text:list-item>
          <text:p text:style-name="P42">TASK</text:p>
          <text:list>
            <text:list-item>
              <text:p text:style-name="P42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2599546572157037075" text:style-name="L27">
        <text:list-item>
          <text:p text:style-name="P43">REVIEW </text:p>
        </text:list-item>
        <text:list-item>
          <text:p text:style-name="P43">TASK-1 : M-47 : <text:span text:style-name="T11">#23.6</text:span></text:p>
          <text:list>
            <text:list-item>
              <text:p text:style-name="P43">? : “direct oxidative production of oxygenates”</text:p>
              <text:list>
                <text:list-item>
                  <text:p text:style-name="P43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3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3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5">[next]</text:p>
      <text:list xml:id="list8519973417032830491" text:style-name="L28">
        <text:list-item>
          <text:p text:style-name="P44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3753784743739156306" text:style-name="L29">
        <text:list-item>
          <text:p text:style-name="P45">REVIEW </text:p>
        </text:list-item>
        <text:list-item>
          <text:p text:style-name="P45">TASK-1 : M-47 / #23</text:p>
          <text:list>
            <text:list-item>
              <text:p text:style-name="P45">up to : //20200727_154823</text:p>
            </text:list-item>
            <text:list-item>
              <text:p text:style-name="P45"><text:span text:style-name="T5">#_ </text:span>DRM ==&gt; what?</text:p>
              <text:list>
                <text:list-item>
                  <text:p text:style-name="P45">==&gt; “dry reforming of methane ” (2.2.1.)</text:p>
                </text:list-item>
              </text:list>
            </text:list-item>
            <text:list-item>
              <text:p text:style-name="P45"><text:span text:style-name="T5">#_ </text:span>rea<text:span text:style-name="T7">d : texts_47.odt </text:span></text:p>
              <text:list>
                <text:list-item>
                  <text:p text:style-name="P45">#6</text:p>
                </text:list-item>
              </text:list>
            </text:list-item>
            <text:list-item>
              <text:p text:style-name="P45">rea<text:span text:style-name="T7">d : M-47 / secton : 2.2.</text:span></text:p>
              <text:list>
                <text:list-item>
                  <text:p text:style-name="P81">mapping</text:p>
                </text:list-item>
              </text:list>
            </text:list-item>
          </text:list>
        </text:list-item>
      </text:list>
      <text:p text:style-name="P5">[next]</text:p>
      <text:list xml:id="list8976022017721678555" text:style-name="L30">
        <text:list-item>
          <text:p text:style-name="P46">TASK : #15 / M-47</text:p>
          <text:list>
            <text:list-item>
              <text:p text:style-name="P46">texts_47.odt</text:p>
            </text:list-item>
          </text:list>
        </text:list-item>
        <text:list-item>
          <text:p text:style-name="P46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6511035801358709679" text:style-name="L31">
        <text:list-item>
          <text:p text:style-name="P47">REVIEW </text:p>
        </text:list-item>
        <text:list-item>
          <text:p text:style-name="P47">TASK : #15 / M-47</text:p>
          <text:list>
            <text:list-item>
              <text:p text:style-name="P47">texts_47.odt</text:p>
            </text:list-item>
          </text:list>
        </text:list-item>
      </text:list>
      <text:p text:style-name="P5">[next]</text:p>
      <text:list xml:id="list7296132298022407407" text:style-name="L32">
        <text:list-item>
          <text:p text:style-name="P48">TASK</text:p>
          <text:list>
            <text:list-item>
              <text:p text:style-name="P48">#15.05 / M-47</text:p>
            </text:list-item>
          </text:list>
        </text:list-item>
        <text:list-item>
          <text:p text:style-name="P48">TASK</text:p>
          <text:list>
            <text:list-item>
              <text:p text:style-name="P48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598125211037611441" text:style-name="L33">
        <text:list-item>
          <text:p text:style-name="P49">REVIEW </text:p>
        </text:list-item>
        <text:list-item>
          <text:p text:style-name="P49">TASK</text:p>
          <text:list>
            <text:list-item>
              <text:p text:style-name="P49">#15.05 / M-47</text:p>
            </text:list-item>
          </text:list>
        </text:list-item>
        <text:list-item>
          <text:p text:style-name="P49">TASK</text:p>
          <text:list>
            <text:list-item>
              <text:p text:style-name="P49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2687302822390320454" text:style-name="L34">
        <text:list-item>
          <text:p text:style-name="P50">TASK : #16 / M-47</text:p>
        </text:list-item>
        <text:list-item>
          <text:p text:style-name="P50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8241433770767793848" text:style-name="L35">
        <text:list-item>
          <text:p text:style-name="P51">REVIEW </text:p>
        </text:list-item>
        <text:list-item>
          <text:p text:style-name="P51">TASK-1 : #16 / M-47</text:p>
        </text:list-item>
        <text:list-item>
          <text:p text:style-name="P82">TASK : M-51</text:p>
        </text:list-item>
      </text:list>
      <text:p text:style-name="P5"><text:soft-page-break/>[next]</text:p>
      <text:list xml:id="list212954719070557909" text:style-name="L36">
        <text:list-item>
          <text:p text:style-name="P52">TASK : m-47</text:p>
          <text:list>
            <text:list-item>
              <text:p text:style-name="P52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216140809592920109" text:style-name="L37">
        <text:list-item>
          <text:p text:style-name="P53">REVIEW </text:p>
        </text:list-item>
        <text:list-item>
          <text:p text:style-name="P53">TASK : m-47</text:p>
          <text:list>
            <text:list-item>
              <text:p text:style-name="P53">#16.0.3</text:p>
            </text:list-item>
          </text:list>
        </text:list-item>
      </text:list>
      <text:p text:style-name="P5">[next]</text:p>
      <text:list xml:id="list3461154339344480897" text:style-name="L38">
        <text:list-item>
          <text:p text:style-name="P54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6291758279082259717" text:style-name="L39">
        <text:list-item>
          <text:p text:style-name="P55"><text:span text:style-name="T5">#_ </text:span>REVIEW </text:p>
        </text:list-item>
        <text:list-item>
          <text:p text:style-name="P55">TASK : m-47 / #17.0.4</text:p>
          <text:list>
            <text:list-item>
              <text:p text:style-name="P55"><text:span text:style-name="T5">#_ </text:span>#17.0.4</text:p>
            </text:list-item>
            <text:list-item>
              <text:p text:style-name="P55">#17.1</text:p>
            </text:list-item>
          </text:list>
        </text:list-item>
      </text:list>
      <text:p text:style-name="P5">[next]</text:p>
      <text:list xml:id="list7887370560141661120" text:style-name="L40">
        <text:list-item>
          <text:p text:style-name="P56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3399470479887607665" text:style-name="L41">
        <text:list-item>
          <text:p text:style-name="P57">REVIEW </text:p>
        </text:list-item>
        <text:list-item>
          <text:p text:style-name="P57">TASK-1 : #17.2 </text:p>
        </text:list-item>
      </text:list>
      <text:p text:style-name="P5">[next]</text:p>
      <text:list xml:id="list3923170019154610444" text:style-name="L42">
        <text:list-item>
          <text:p text:style-name="P58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8760977696700237613" text:style-name="L43">
        <text:list-item>
          <text:p text:style-name="P59">REVIEW </text:p>
        </text:list-item>
        <text:list-item>
          <text:p text:style-name="P59">TASK-1 : #18 / texts_47.[#17~].odt</text:p>
          <text:list>
            <text:list-item>
              <text:p text:style-name="P59">docs</text:p>
              <text:list>
                <text:list-item>
                  <text:p text:style-name="P97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59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59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5">[next]</text:p>
      <text:list xml:id="list8424764827816862044" text:style-name="L44">
        <text:list-item>
          <text:p text:style-name="P60">TASK : <text:span text:style-name="T12">#18.1</text:span></text:p>
        </text:list-item>
        <text:list-item>
          <text:p text:style-name="P60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6629618859209910149" text:style-name="L45">
        <text:list-item>
          <text:p text:style-name="P61">REVIEW </text:p>
        </text:list-item>
        <text:list-item>
          <text:p text:style-name="P61">TASK : <text:span text:style-name="T12">#18.1</text:span></text:p>
          <text:list>
            <text:list-item>
              <text:p text:style-name="P61"><text:s/>docs</text:p>
              <text:list>
                <text:list-item>
                  <text:p text:style-name="P61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5307059369250927851" text:style-name="L46">
        <text:list-item>
          <text:p text:style-name="P62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1097975921453051271" text:style-name="L47">
        <text:list-item>
          <text:p text:style-name="P63">REVIEW </text:p>
        </text:list-item>
        <text:list-item>
          <text:p text:style-name="P63">TASK : <text:span text:style-name="T12">#19</text:span></text:p>
        </text:list-item>
      </text:list>
      <text:p text:style-name="P5"><text:soft-page-break/>[next]</text:p>
      <text:list xml:id="list5449400437054883008" text:style-name="L48">
        <text:list-item>
          <text:p text:style-name="P64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5494298017844383092" text:style-name="L49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search : plasma DBDS</text:p>
              <text:list>
                <text:list-item>
                  <text:p text:style-name="P65"/>
                </text:list-item>
              </text:list>
            </text:list-item>
          </text:list>
        </text:list-item>
      </text:list>
      <text:p text:style-name="P5">[next]</text:p>
      <text:list xml:id="list2150781816097570265" text:style-name="L50">
        <text:list-item>
          <text:p text:style-name="P66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/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20200925_180418</text:p>
      <text:p text:style-name="P4"/>
      <text:p text:style-name="P5">[do] <text:span text:style-name="T5">#_ </text:span></text:p>
      <text:list xml:id="list1584564190567873194" text:style-name="L51">
        <text:list-item>
          <text:p text:style-name="P67">REVIEW </text:p>
        </text:list-item>
        <text:list-item>
          <text:p text:style-name="P67">TASK-1 : <text:span text:style-name="T11">#20.1</text:span> </text:p>
          <text:list>
            <text:list-item>
              <text:p text:style-name="P67"/>
            </text:list-item>
          </text:list>
        </text:list-item>
      </text:list>
      <text:p text:style-name="P5">[next]</text:p>
      <text:list xml:id="list2785289904134818684" text:style-name="L52">
        <text:list-item>
          <text:p text:style-name="P68">TASK : <text:span text:style-name="T11">#20.2</text:span> </text:p>
        </text:list-item>
      </text:list>
      <text:p text:style-name="P6"><text:line-break/><text:span text:style-name="T6">[/ XXX] 20200925_181351</text:span></text:p>
      <text:p text:style-name="P4"/>
      <text:p text:style-name="P4"/>
      <text:p text:style-name="P3"/>
      <text:p text:style-name="P4"/>
      <text:p text:style-name="P5"><text:span text:style-name="T2">23.1_16</text:span>----------------------------------------------------------------</text:p>
      <text:p text:style-name="P8">[17] res free# JVEMV6 37#23.1_X / 37. miscs / 23. CO2 / 1. mind-map / 20200928_180006</text:p>
      <text:p text:style-name="P4"/>
      <text:p text:style-name="P5">[do] <text:span text:style-name="T5">#_ </text:span></text:p>
      <text:list xml:id="list8378140716190604688" text:style-name="L53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<text:span text:style-name="T5">#_ </text:span><text:s/><text:span text:style-name="T11">#20.2</text:span> <text:s/></text:p>
            </text:list-item>
            <text:list-item>
              <text:p text:style-name="P69">? ==&gt; “plasma <text:s/>micro-discharges”</text:p>
              <text:list>
                <text:list-item>
                  <text:p text:style-name="P69"><text:a xlink:type="simple" xlink:href="https://3g2upl4pq6kufc4m.onion/?q=plasma+micro-discharges&amp;ia=web" text:style-name="Internet_20_link" text:visited-style-name="Visited_20_Internet_20_Link">https://3g2upl4pq6kufc4m.onion/?q=plasma+micro-discharges&amp;ia=web</text:a></text:p>
                </text:list-item>
                <text:list-item>
                  <text:p text:style-name="P69"/>
                </text:list-item>
              </text:list>
            </text:list-item>
          </text:list>
        </text:list-item>
      </text:list>
      <text:p text:style-name="P5"><text:soft-page-break/>[next]</text:p>
      <text:list xml:id="list4775059098674449967" text:style-name="L54">
        <text:list-item>
          <text:p text:style-name="P70">TASK : <text:span text:style-name="T11">#21</text:span> <text:s/></text:p>
        </text:list-item>
      </text:list>
      <text:p text:style-name="P6"><text:line-break/><text:span text:style-name="T6">[/ XXX] </text:span></text:p>
      <text:p text:style-name="P4"/>
      <text:p text:style-name="P3"/>
      <text:p text:style-name="P5"><text:span text:style-name="T2">23.1_17</text:span>----------------------------------------------------------------</text:p>
      <text:p text:style-name="P8">[18] res free# JVEMV6 37#23.1_X / 37. miscs / 23. CO2 / 1. mind-map / 20200930_144416</text:p>
      <text:p text:style-name="P4"/>
      <text:p text:style-name="P5">[do] <text:span text:style-name="T5">#_ </text:span></text:p>
      <text:list xml:id="list7938127599211363952" text:style-name="L55">
        <text:list-item>
          <text:p text:style-name="P71">REVIEW </text:p>
        </text:list-item>
        <text:list-item>
          <text:p text:style-name="P71">TASK-1 : <text:span text:style-name="T11">#21</text:span></text:p>
          <text:list>
            <text:list-item>
              <text:p text:style-name="P71">docs</text:p>
              <text:list>
                <text:list-item>
                  <text:p text:style-name="P71"><text:a xlink:type="simple" xlink:href="http://www.shinko-seiki.com/english/products/185/" text:style-name="Internet_20_link" text:visited-style-name="Visited_20_Internet_20_Link">http://www.shinko-seiki.com/english/products/185/</text:a><text:tab/>:d-1</text:p>
                </text:list-item>
                <text:list-item>
                  <text:p text:style-name="P71"><text:a xlink:type="simple" xlink:href="https://appliedionsystems.com/diy-high-power-gliding-arc-discharge-plasma-treater/" text:style-name="Internet_20_link" text:visited-style-name="Visited_20_Internet_20_Link">https://appliedionsystems.com/diy-high-power-gliding-arc-discharge-plasma-treater/</text:a><text:tab/>:d-2</text:p>
                </text:list-item>
                <text:list-item>
                  <text:p text:style-name="P71"><text:a xlink:type="simple" xlink:href="https://www.st-andrews.ac.uk/supergen/projectwork/hydrogenfromcarbonsources/plasmacatalysis/" text:style-name="Internet_20_link" text:visited-style-name="Visited_20_Internet_20_Link">https://www.st-andrews.ac.uk/supergen/projectwork/hydrogenfromcarbonsources/plasmacatalysis/</text:a><text:tab/><text:tab/>:d-3</text:p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5">[next]</text:p>
      <text:list xml:id="list3466532931283364283" text:style-name="L56">
        <text:list-item>
          <text:p text:style-name="P72">TASK : <text:span text:style-name="T11">#21.1.2</text:span> </text:p>
        </text:list-item>
      </text:list>
      <text:p text:style-name="P6"><text:line-break/><text:soft-page-break/><text:span text:style-name="T6">[/ XXX] 20200930_153509</text:span></text:p>
      <text:p text:style-name="P4"/>
      <text:p text:style-name="P3"/>
      <text:p text:style-name="P5"><text:span text:style-name="T2">23.1_18</text:span>----------------------------------------------------------------</text:p>
      <text:p text:style-name="P8">[20] res free# JVEMV6 37#23.1_X / 37. miscs / 23. CO2 / 1. mind-map / 20201004_180824</text:p>
      <text:p text:style-name="P4"/>
      <text:p text:style-name="P5">[do] <text:span text:style-name="T5">#_ </text:span></text:p>
      <text:list xml:id="list4338840853678055914" text:style-name="L57">
        <text:list-item>
          <text:p text:style-name="P73">REVIEW </text:p>
        </text:list-item>
        <text:list-item>
          <text:p text:style-name="P73">TASK : <text:span text:style-name="T11">#21.1.2</text:span> </text:p>
          <text:list>
            <text:list-item>
              <text:p text:style-name="P73"/>
            </text:list-item>
          </text:list>
        </text:list-item>
      </text:list>
      <text:p text:style-name="P5">[next]</text:p>
      <text:list xml:id="list5817491548728770675" text:style-name="L58">
        <text:list-item>
          <text:p text:style-name="P74">TASK : <text:span text:style-name="T11">#23</text:span> <text:s/></text:p>
        </text:list-item>
      </text:list>
      <text:p text:style-name="P6"><text:line-break/><text:span text:style-name="T6">[/ XXX] 20201004_180800</text:span></text:p>
      <text:p text:style-name="P4"/>
      <text:p text:style-name="P4"/>
      <text:p text:style-name="P3"/>
      <text:p text:style-name="P4"/>
      <text:p text:style-name="P5"><text:span text:style-name="T2">23.1_20</text:span>----------------------------------------------------------------</text:p>
      <text:p text:style-name="P8">[21] res free# JVEMV6 37#23.1_X / 37. miscs / 23. CO2 / 1. mind-map / 20201221_151929</text:p>
      <text:p text:style-name="P4"/>
      <text:p text:style-name="P5">[do] <text:span text:style-name="T5">#_ </text:span></text:p>
      <text:list xml:id="list1625268123851061076" text:style-name="L59">
        <text:list-item>
          <text:p text:style-name="P75"><text:span text:style-name="T5">#_ </text:span>REVIEW </text:p>
        </text:list-item>
        <text:list-item>
          <text:p text:style-name="P75"><text:soft-page-break/>TASK-1 : <text:span text:style-name="T11">#23</text:span></text:p>
        </text:list-item>
      </text:list>
      <text:p text:style-name="P15"/>
      <text:p text:style-name="P5">[next]</text:p>
      <text:list xml:id="list7924424907047643490" text:style-name="L60">
        <text:list-item>
          <text:p text:style-name="P76">TASK : #23.6</text:p>
        </text:list-item>
      </text:list>
      <text:p text:style-name="P6"><text:line-break/><text:span text:style-name="T6">[/ XXX] </text:span></text:p>
      <text:p text:style-name="P4"/>
      <text:p text:style-name="P3">@@@</text:p>
      <text:p text:style-name="P5"><text:span text:style-name="T2">23.1_21</text:span>----------------------------------------------------------------</text:p>
      <text:p text:style-name="P8">[22] res free# JVEMV6 37#23.1_X / 37. miscs / 23. CO2 / 1. mind-map / XXX</text:p>
      <text:p text:style-name="P4"/>
      <text:p text:style-name="P5">[do] <text:span text:style-name="T5">#_ </text:span></text:p>
      <text:list xml:id="list287609833383990001" text:style-name="L68">
        <text:list-item>
          <text:p text:style-name="P80">REVIEW </text:p>
        </text:list-item>
        <text:list-item>
          <text:p text:style-name="P80">TASK-1</text:p>
        </text:list-item>
      </text:list>
      <text:p text:style-name="P5">[next]</text:p>
      <text:list xml:id="list4077661477377857450" text:style-name="L67">
        <text:list-item>
          <text:p text:style-name="P79">TASK</text:p>
        </text:list-item>
      </text:list>
      <text:p text:style-name="P13"><text:line-break/><text:span text:style-name="T6">[/ XXX] </text:span></text:p>
      <text:p text:style-name="P6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><text:soft-page-break/></text:p>
      <text:p text:style-name="P5">[do] <text:span text:style-name="T5">#_ </text:span></text:p>
      <text:list xml:id="list36245613" text:continue-list="list1103754641752490097" text:style-name="L19">
        <text:list-item>
          <text:p text:style-name="P35">REVIEW </text:p>
        </text:list-item>
        <text:list-item>
          <text:p text:style-name="P35">TASK-1</text:p>
        </text:list-item>
      </text:list>
      <text:p text:style-name="P5">[next]</text:p>
      <text:list xml:id="list7891626663228370071" text:style-name="L61">
        <text:list-item>
          <text:p text:style-name="P77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4731993999093082278" text:style-name="L62">
        <text:list-item>
          <text:p text:style-name="P78">REVIEW </text:p>
        </text:list-item>
        <text:list-item>
          <text:p text:style-name="P78">TASK-1</text:p>
          <text:list>
            <text:list-item>
              <text:p text:style-name="P78">read</text:p>
            </text:list-item>
          </text:list>
        </text:list-item>
      </text:list>
      <text:section text:style-name="Sect1" text:name="セクション8">
        <text:list xml:id="list36271549" text:continue-numbering="true" text:style-name="L62">
          <text:list-item>
            <text:list>
              <text:list-item>
                <text:list>
                  <text:list-item>
                    <text:p text:style-name="P78">aa</text:p>
                  </text:list-item>
                  <text:list-item>
                    <text:p text:style-name="P78">bb</text:p>
                  </text:list-item>
                  <text:list-item>
                    <text:p text:style-name="P78">cc</text:p>
                  </text:list-item>
                </text:list>
              </text:list-item>
            </text:list>
          </text:list-item>
        </text:list>
      </text:section>
      <text:list xml:id="list36264112" text:continue-numbering="true" text:style-name="L62">
        <text:list-item>
          <text:list>
            <text:list-item>
              <text:p text:style-name="P78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6268582" text:continue-numbering="true" text:style-name="L62">
        <text:list-item>
          <text:list>
            <text:list-item>
              <text:p text:style-name="P78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6269573" text:continue-numbering="true" text:style-name="L62">
        <text:list-item>
          <text:p text:style-name="P78">aaa</text:p>
        </text:list-item>
        <text:list-item>
          <text:p text:style-name="P78">aa</text:p>
          <text:list>
            <text:list-item>
              <text:p text:style-name="P78"/>
            </text:list-item>
          </text:list>
        </text:list-item>
      </text:list>
      <text:p text:style-name="P15"/>
      <text:p text:style-name="P5"/>
      <text:p text:style-name="P5">[next]</text:p>
      <text:list xml:id="list151964103478703842" text:style-name="L63">
        <text:list-item>
          <text:p text:style-name="P91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<text:soft-page-break/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<text:soft-page-break/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21] res free# JVEMV6 37#23.1_X / 37. miscs / 23. CO2 / 1. mind-map / 20201221_151929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318926555199549670" text:style-name="L64">
              <text:list-item>
                <text:p text:style-name="P98">C/P</text:p>
              </text:list-item>
              <text:list-item>
                <text:p text:style-name="P98">change</text:p>
                <text:list>
                  <text:list-item>
                    <text:p text:style-name="P9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><text:soft-page-break/></text:p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213083588273269171" text:style-name="L65">
              <text:list-item>
                <text:p text:style-name="P99">top of the title lines, change ==&gt; session number</text:p>
              </text:list-item>
              <text:list-item>
                <text:p text:style-name="P99">current session num ==&gt; increment</text:p>
              </text:list-item>
              <text:list-item>
                <text:p text:style-name="P9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3982729588346663611" text:style-name="L66">
              <text:list-item>
                <text:p text:style-name="P100">doc</text:p>
              </text:list-item>
              <text:list-item>
                <text:p text:style-name="P10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<text:soft-page-break/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12-21T16:04:32.53</dc:date>
    <dc:creator>iwabuchi ken</dc:creator>
    <meta:editing-duration>P2DT17H34M46S</meta:editing-duration>
    <meta:editing-cycles>336</meta:editing-cycles>
    <meta:generator>OpenOffice/4.1.3$Win32 OpenOffice.org_project/413m1$Build-9783</meta:generator>
    <meta:document-statistic meta:table-count="14" meta:image-count="0" meta:object-count="0" meta:page-count="31" meta:paragraph-count="459" meta:word-count="1741" meta:character-count="14061"/>
  </office:meta>
</office:document-meta>
</file>